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1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2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subtitle">
      <style:graphic-properties draw:fill-color="#ffffff" draw:auto-grow-height="true" fo:min-height="12.348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calability Test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hmed Hesh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y Tes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erformance should be quantified</text:p>
              </text:list-item>
              <text:list-item>
                <text:p>Find bottle necks in the system</text:p>
              </text:list-item>
              <text:list-item>
                <text:p>Explore the behaviour of the system under certain condi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sting vs Profil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esting quantifies the performance of the application on a certain <text:span text:style-name="T1">machine</text:span><text:span text:style-name="T2">, the </text:span><text:span text:style-name="T2">results may vary across machines</text:span></text:p>
              </text:list-item>
              <text:list-item>
                <text:p><text:span text:style-name="T2">Profiling views the internals of an </text:span><text:span text:style-name="T2">application, which will be consistent across </text:span><text:span text:style-name="T2">machin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fil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lows developers to view:</text:p>
                <text:list>
                  <text:list-item>
                    <text:p>Memory used per object</text:p>
                  </text:list-item>
                  <text:list-item>
                    <text:p>Total threads created and how they are utilized</text:p>
                  </text:list-item>
                  <text:list-item>
                    <text:p>Memory heap and garbage collection times</text:p>
                  </text:list-item>
                </text:list>
              </text:list-item>
              <text:list-item>
                <text:p>Profiling is used to see if the application behaves as expec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st Ty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ad Testing</text:p>
              </text:list-item>
              <text:list-item>
                <text:p>Stress Testing</text:p>
              </text:list-item>
              <text:list-item>
                <text:p>Performance Testing</text:p>
              </text:list-item>
              <text:list-item>
                <text:p>Volume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oad Test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hecks the ability of the system to scale up under an influx of requ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ess Tes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hecks how the system behaves under prolonged high loads and whether it can scale back do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erformance Tes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hecks the average response time per request in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olume Test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hecks the average response time for large data such as media files </text:p>
              </text:list-item>
              <text:list-item>
                <text:p>Verifies how many users can be served during the transmission of large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2">
        <office:forms form:automatic-focus="false" form:apply-design-mode="false"/>
        <draw:frame presentation:style-name="pr8" draw:text-style-name="P1" draw:layer="layout" svg:width="26cm" svg:height="12.348cm" svg:x="1.178cm" svg:y="5.178cm">
          <draw:text-box>
            <text:p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1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2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29T17:37:43.476152483</meta:creation-date>
    <meta:editing-duration>PT1H41M57S</meta:editing-duration>
    <meta:editing-cycles>9</meta:editing-cycles>
    <meta:generator>LibreOffice/7.1.3.2$Linux_X86_64 LibreOffice_project/10$Build-2</meta:generator>
    <dc:title>Midnightblue</dc:title>
    <dc:date>2021-05-18T13:54:06.276699971</dc:date>
    <meta:document-statistic meta:object-count="87"/>
  </office:meta>
</office:document-meta>
</file>